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fo:wrap-option="wrap"/>
    </style:style>
    <style:style style:name="co1" style:family="table-column">
      <style:table-column-properties fo:break-before="auto" style:column-width="4.55083333333333cm" style:use-optimal-column-width="true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4.94770833333333cm" style:use-optimal-column-width="true"/>
    </style:style>
    <style:style style:name="co5" style:family="table-column">
      <style:table-column-properties fo:break-before="auto" style:column-width="2.460625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20145833333333cm" style:use-optimal-column-width="true"/>
    </style:style>
    <style:style style:name="co8" style:family="table-column">
      <style:table-column-properties fo:break-before="auto" style:column-width="3.22791666666667cm" style:use-optimal-column-width="true"/>
    </style:style>
    <style:style style:name="co9" style:family="table-column">
      <style:table-column-properties fo:break-before="auto" style:column-width="34.3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Hours Worked</text:p>
          </table:table-cell>
          <table:table-cell office:value-type="string" table:style-name="ce2">
            <text:p>Ideally</text:p>
          </table:table-cell>
          <table:table-cell office:value-type="string" table:style-name="ce2">
            <text:p>Comments</text:p>
          </table:table-cell>
          <table:table-cell office:value-type="string" table:style-name="ce3">
            <text:p>Time Done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01T00:00:00" table:style-name="ce4">
            <text:p>Monday, December 0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Complete</text:p>
          </table:table-cell>
          <table:table-cell table:number-columns-repeated="16377"/>
        </table:table-row>
        <table:table-row table:style-name="ro1">
          <table:table-cell office:value-type="date" office:date-value="2025-12-02T00:00:00" table:style-name="ce4">
            <text:p>Tuesday, December 0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220" table:formula="of:= SUM([.B2:.B120])" table:style-name="ce1">
            <text:p>220</text:p>
          </table:table-cell>
          <table:table-cell office:value-type="float" office:value="45.833333333333336" table:formula="of:=100*[.F3]/480" table:style-name="ce1">
            <text:p>45.83333333</text:p>
          </table:table-cell>
          <table:table-cell table:number-columns-repeated="16377"/>
        </table:table-row>
        <table:table-row table:style-name="ro1">
          <table:table-cell office:value-type="date" office:date-value="2025-12-03T00:00:00" table:style-name="ce4">
            <text:p>Wednesday, December 03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27.5" table:formula="of:=[.F3]/8" table:style-name="ce1">
            <text:p>27.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4T00:00:00" table:style-name="ce4">
            <text:p>Thursday, December 04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5.5" table:formula="of:=[.F4]/5" table:style-name="ce1">
            <text:p>5.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5T00:00:00" table:style-name="ce4">
            <text:p>Friday, December 0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06T00:00:00" table:style-name="ce4">
            <text:p>Saturday, December 0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3">
            <text:p>Time Left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07T00:00:00" table:style-name="ce4">
            <text:p>Sunday, December 0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2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Left</text:p>
          </table:table-cell>
          <table:table-cell table:number-columns-repeated="16377"/>
        </table:table-row>
        <table:table-row table:style-name="ro1">
          <table:table-cell office:value-type="date" office:date-value="2025-12-08T00:00:00" table:style-name="ce4">
            <text:p>Monday, December 0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260" table:formula="of:= SUM([.C2:.C127]) - [.F3]" table:style-name="ce1">
            <text:p>260</text:p>
          </table:table-cell>
          <table:table-cell office:value-type="float" office:value="54.166666666666664" table:formula="of:=100*[.F9]/480" table:style-name="ce1">
            <text:p>54.16666667</text:p>
          </table:table-cell>
          <table:table-cell table:number-columns-repeated="16377"/>
        </table:table-row>
        <table:table-row table:style-name="ro1">
          <table:table-cell office:value-type="date" office:date-value="2025-12-09T00:00:00" table:style-name="ce4">
            <text:p>Tuesday, December 0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32.5" table:formula="of:=[.F9]/8" table:style-name="ce1">
            <text:p>32.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0T00:00:00" table:style-name="ce4">
            <text:p>Wednesday, December 1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ck :(</text:p>
          </table:table-cell>
          <table:table-cell office:value-type="string" table:style-name="ce2">
            <text:p>Weeks</text:p>
          </table:table-cell>
          <table:table-cell office:value-type="float" office:value="6.5" table:formula="of:=[.F10]/5" table:style-name="ce1">
            <text:p>6.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1T00:00:00" table:style-name="ce4">
            <text:p>Thursday, December 1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2T00:00:00" table:style-name="ce4">
            <text:p>Friday, December 1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3T00:00:00" table:style-name="ce4">
            <text:p>Saturday, December 1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4T00:00:00" table:style-name="ce4">
            <text:p>Sunday, December 1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3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5T00:00:00" table:style-name="ce4">
            <text:p>Monday, December 1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6T00:00:00" table:style-name="ce4">
            <text:p>Tuesday, December 16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7T00:00:00" table:style-name="ce4">
            <text:p>Wednesday, December 17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8T00:00:00" table:style-name="ce4">
            <text:p>Thursday, December 18, 202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ntist</text:p>
          </table:table-cell>
          <table:table-cell table:number-columns-repeated="16380"/>
        </table:table-row>
        <table:table-row table:style-name="ro1">
          <table:table-cell office:value-type="date" office:date-value="2025-12-19T00:00:00" table:style-name="ce4">
            <text:p>Friday, December 1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0T00:00:00" table:style-name="ce4">
            <text:p>Saturday, December 2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1T00:00:00" table:style-name="ce4">
            <text:p>Sunday, December 2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2T00:00:00" table:style-name="ce4">
            <text:p>Monday, December 22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3T00:00:00" table:style-name="ce4">
            <text:p>Tuesday, December 2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4T00:00:00" table:style-name="ce4">
            <text:p>Wednesday, December 2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5T00:00:00" table:style-name="ce4">
            <text:p>Thursday, December 25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6T00:00:00" table:style-name="ce4">
            <text:p>Friday, December 2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7T00:00:00" table:style-name="ce4">
            <text:p>Saturday, December 2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8T00:00:00" table:style-name="ce4">
            <text:p>Sunday, December 28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9T00:00:00" table:style-name="ce4">
            <text:p>Monday, December 29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30T00:00:00" table:style-name="ce4">
            <text:p>Tuesday, December 3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31T00:00:00" table:style-name="ce4">
            <text:p>Wednesday, December 3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1T00:00:00" table:style-name="ce4">
            <text:p>Thursday, Jan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2T00:00:00" table:style-name="ce4">
            <text:p>Friday, January 0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3T00:00:00" table:style-name="ce4">
            <text:p>Saturday, January 03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4T00:00:00" table:style-name="ce4">
            <text:p>Sunday, January 0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4</text:p>
          </table:table-cell>
          <table:table-cell table:number-columns-repeated="16380"/>
        </table:table-row>
        <table:table-row table:style-name="ro1">
          <table:table-cell office:value-type="date" office:date-value="2026-01-05T00:00:00" table:style-name="ce4">
            <text:p>Monday, Jan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6T00:00:00" table:style-name="ce4">
            <text:p>Tuesday, Jan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7T00:00:00" table:style-name="ce4">
            <text:p>Wednesday, January 0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8T00:00:00" table:style-name="ce4">
            <text:p>Thursday, January 0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9T00:00:00" table:style-name="ce4">
            <text:p>Friday, Jan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0T00:00:00" table:style-name="ce4">
            <text:p>Saturday, January 10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1T00:00:00" table:style-name="ce4">
            <text:p>Sunday, January 1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5</text:p>
          </table:table-cell>
          <table:table-cell table:number-columns-repeated="16380"/>
        </table:table-row>
        <table:table-row table:style-name="ro1">
          <table:table-cell office:value-type="date" office:date-value="2026-01-12T00:00:00" table:style-name="ce4">
            <text:p>Monday, January 1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3T00:00:00" table:style-name="ce4">
            <text:p>Tuesday, January 1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4T00:00:00" table:style-name="ce4">
            <text:p>Wednesday, January 1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5T00:00:00" table:style-name="ce4">
            <text:p>Thursday, January 1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6T00:00:00" table:style-name="ce4">
            <text:p>Friday, January 1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7T00:00:00" table:style-name="ce4">
            <text:p>Saturday, January 1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8T00:00:00" table:style-name="ce4">
            <text:p>Sunday, January 1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6</text:p>
          </table:table-cell>
          <table:table-cell table:number-columns-repeated="16380"/>
        </table:table-row>
        <table:table-row table:style-name="ro1">
          <table:table-cell office:value-type="date" office:date-value="2026-01-19T00:00:00" table:style-name="ce4">
            <text:p>Monday, January 1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0T00:00:00" table:style-name="ce4">
            <text:p>Tuesday, January 2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1T00:00:00" table:style-name="ce4">
            <text:p>Wednesday, January 21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2T00:00:00" table:style-name="ce4">
            <text:p>Thursday, January 2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3T00:00:00" table:style-name="ce4">
            <text:p>Friday, January 2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4T00:00:00" table:style-name="ce4">
            <text:p>Saturday, January 24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5T00:00:00" table:style-name="ce4">
            <text:p>Sunday, January 25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7</text:p>
          </table:table-cell>
          <table:table-cell table:number-columns-repeated="16380"/>
        </table:table-row>
        <table:table-row table:style-name="ro1">
          <table:table-cell office:value-type="date" office:date-value="2026-01-26T00:00:00" table:style-name="ce4">
            <text:p>Monday, January 2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7T00:00:00" table:style-name="ce4">
            <text:p>Tuesday, January 2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8T00:00:00" table:style-name="ce4">
            <text:p>Wednesday, January 28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9T00:00:00" table:style-name="ce4">
            <text:p>Thursday, January 2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30T00:00:00" table:style-name="ce4">
            <text:p>Friday, January 3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31T00:00:00" table:style-name="ce4">
            <text:p>Saturday, January 31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1T00:00:00" table:style-name="ce4">
            <text:p>Sunday, February 01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8</text:p>
          </table:table-cell>
          <table:table-cell table:number-columns-repeated="16380"/>
        </table:table-row>
        <table:table-row table:style-name="ro1">
          <table:table-cell office:value-type="date" office:date-value="2026-02-02T00:00:00" table:style-name="ce4">
            <text:p>Monday, February 0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3T00:00:00" table:style-name="ce4">
            <text:p>Tuesday, February 0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4T00:00:00" table:style-name="ce4">
            <text:p>Wednesday, February 04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5T00:00:00" table:style-name="ce4">
            <text:p>Thursday, February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6T00:00:00" table:style-name="ce4">
            <text:p>Friday, February 0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7T00:00:00" table:style-name="ce4">
            <text:p>Saturday, February 07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8T00:00:00" table:style-name="ce4">
            <text:p>Sunday, February 08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9</text:p>
          </table:table-cell>
          <table:table-cell table:number-columns-repeated="16380"/>
        </table:table-row>
        <table:table-row table:style-name="ro1">
          <table:table-cell office:value-type="date" office:date-value="2026-02-09T00:00:00" table:style-name="ce4">
            <text:p>Monday, February 0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0T00:00:00" table:style-name="ce4">
            <text:p>Tuesday, February 1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1T00:00:00" table:style-name="ce4">
            <text:p>Wednesday, February 11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2T00:00:00" table:style-name="ce4">
            <text:p>Thursday, February 1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3T00:00:00" table:style-name="ce4">
            <text:p>Friday, February 1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4T00:00:00" table:style-name="ce4">
            <text:p>Saturday, February 14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5T00:00:00" table:style-name="ce4">
            <text:p>Sunday, February 15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10</text:p>
          </table:table-cell>
          <table:table-cell table:number-columns-repeated="16380"/>
        </table:table-row>
        <table:table-row table:style-name="ro1">
          <table:table-cell office:value-type="date" office:date-value="2026-02-16T00:00:00" table:style-name="ce4">
            <text:p>Monday, February 1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7T00:00:00" table:style-name="ce4">
            <text:p>Tuesday, February 1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8T00:00:00" table:style-name="ce4">
            <text:p>Wednesday, February 18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9T00:00:00" table:style-name="ce4">
            <text:p>Thursday, February 1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0T00:00:00" table:style-name="ce4">
            <text:p>Friday, February 2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1T00:00:00" table:style-name="ce4">
            <text:p>Saturday, February 21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2T00:00:00" table:style-name="ce4">
            <text:p>Sunday, February 22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11 - Uni Starts</text:p>
          </table:table-cell>
          <table:table-cell table:number-columns-repeated="16380"/>
        </table:table-row>
        <table:table-row table:style-name="ro1">
          <table:table-cell office:value-type="date" office:date-value="2026-02-23T00:00:00" table:style-name="ce4">
            <text:p>Monday, February 23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4T00:00:00" table:style-name="ce4">
            <text:p>Tuesday, February 24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5T00:00:00" table:style-name="ce4">
            <text:p>Wednesday, February 25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6T00:00:00" table:style-name="ce4">
            <text:p>Thursday, February 2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7T00:00:00" table:style-name="ce4">
            <text:p>Friday, February 2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8T00:00:00" table:style-name="ce4">
            <text:p>Saturday, February 28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1T00:00:00" table:style-name="ce4">
            <text:p>Sunday, March 01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12</text:p>
          </table:table-cell>
          <table:table-cell table:number-columns-repeated="16380"/>
        </table:table-row>
        <table:table-row table:style-name="ro1">
          <table:table-cell office:value-type="date" office:date-value="2026-03-02T00:00:00" table:style-name="ce4">
            <text:p>Monday, March 02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3T00:00:00" table:style-name="ce4">
            <text:p>Tuesday, March 03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4T00:00:00" table:style-name="ce4">
            <text:p>Wednesday, March 04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5T00:00:00" table:style-name="ce4">
            <text:p>Thursday, March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6T00:00:00" table:style-name="ce4">
            <text:p>Friday, March 0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7T00:00:00" table:style-name="ce4">
            <text:p>Saturday, March 07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8T00:00:00" table:style-name="ce4">
            <text:p>Sunday, March 08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13</text:p>
          </table:table-cell>
          <table:table-cell table:number-columns-repeated="16380"/>
        </table:table-row>
        <table:table-row table:style-name="ro1">
          <table:table-cell office:value-type="date" office:date-value="2026-03-09T00:00:00" table:style-name="ce4">
            <text:p>Monday, March 09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0T00:00:00" table:style-name="ce4">
            <text:p>Tuesday, March 10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1T00:00:00" table:style-name="ce4">
            <text:p>Wednesday, March 11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2T00:00:00" table:style-name="ce4">
            <text:p>Thursday, March 1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3T00:00:00" table:style-name="ce4">
            <text:p>Friday, March 1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4T00:00:00" table:style-name="ce4">
            <text:p>Saturday, March 14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5T00:00:00" table:style-name="ce4">
            <text:p>Sunday, March 15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14</text:p>
          </table:table-cell>
          <table:table-cell table:number-columns-repeated="16380"/>
        </table:table-row>
        <table:table-row table:style-name="ro1">
          <table:table-cell office:value-type="date" office:date-value="2026-03-16T00:00:00" table:style-name="ce4">
            <text:p>Monday, March 16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7T00:00:00" table:style-name="ce4">
            <text:p>Tuesday, March 17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8T00:00:00" table:style-name="ce4">
            <text:p>Wednesday, March 18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9T00:00:00" table:style-name="ce4">
            <text:p>Thursday, March 1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0T00:00:00" table:style-name="ce4">
            <text:p>Friday, March 2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1T00:00:00" table:style-name="ce4">
            <text:p>Saturday, March 21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2T00:00:00" table:style-name="ce4">
            <text:p>Sunday, March 22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15</text:p>
          </table:table-cell>
          <table:table-cell table:number-columns-repeated="16380"/>
        </table:table-row>
        <table:table-row table:style-name="ro1">
          <table:table-cell office:value-type="date" office:date-value="2026-03-23T00:00:00" table:style-name="ce4">
            <text:p>Monday, March 23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4T00:00:00" table:style-name="ce4">
            <text:p>Tuesday, March 24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5T00:00:00" table:style-name="ce4">
            <text:p>Wednesday, March 25, 2026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number-rows-repeated="1048460" table:style-name="ro1">
          <table:table-cell table:number-columns-repeated="16384"/>
        </table:table-row>
      </table:table>
      <table:table table:name="Links" table:style-name="ta2">
        <table:table-column table:style-name="co8" table:default-cell-style-name="ce1"/>
        <table:table-column table:style-name="co9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1">
            <text:p>UTAS Calandar</text:p>
          </table:table-cell>
          <table:table-cell office:value-type="string" table:style-name="ce1">
            <text:p>https://www.utas.edu.au/__data/assets/pdf_file/0010/1820467/2026-printable-teaching-calendar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4D Course Site</text:p>
          </table:table-cell>
          <table:table-cell office:value-type="string" table:style-name="ce1">
            <text:p>https://www.utas.edu.au/courses/sci-eng/courses/p4d-bachelor-of-engineering-specialisation-with-honou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17</text:p>
          </table:table-cell>
          <table:table-cell office:value-type="string" table:style-name="ce1">
            <text:p>https://www.utas.edu.au/courses/sci-eng/units/eng417-advanced-control-and-autom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417 Timetable</text:p>
          </table:table-cell>
          <table:table-cell office:value-type="string" table:style-name="ce1">
            <text:p>https://student-timetable.utas.edu.au/GridLayout.asp?Unit_code=ENG417&amp;EventType=&amp;year=2026&amp;_gl=1*1tmaqi1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</text:p>
          </table:table-cell>
          <table:table-cell office:value-type="string" table:style-name="ce1">
            <text:p>https://www.utas.edu.au/courses/sci-eng/units/eng442-advanced-digital-electron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 Timetable</text:p>
          </table:table-cell>
          <table:table-cell office:value-type="string" table:style-name="ce1">
            <text:p>https://student-timetable.utas.edu.au/GridLayout.asp?Unit_code=ENG442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</text:p>
          </table:table-cell>
          <table:table-cell office:value-type="string" table:style-name="ce1">
            <text:p>https://www.utas.edu.au/courses/sci-eng/units/eng401-honours-project-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 Timetable</text:p>
          </table:table-cell>
          <table:table-cell office:value-type="string" table:style-name="ce1">
            <text:p>https://student-timetable.utas.edu.au/GridLayout.asp?Unit_code=ENG401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AU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ge</meta:initial-creator>
    <dc:creator>sage</dc:creator>
    <meta:creation-date>2026-01-18T20:45:19Z</meta:creation-date>
    <dc:date>2026-01-22T00:39:38Z</dc:date>
  </office:meta>
</office:document-meta>
</file>